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744cm" fo:min-width="16.9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" style:family="graphic" style:parent-style-name="standard">
      <style:graphic-properties svg:stroke-color="#000000" draw:fill-color="#fff5ce" draw:textarea-horizontal-align="justify" draw:textarea-vertical-align="middle" draw:auto-grow-height="false" fo:min-height="1.25cm" fo:min-width="2.1cm"/>
      <style:paragraph-properties style:writing-mode="lr-tb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075cm" fo:min-width="1.851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standard">
      <style:graphic-properties draw:fill-color="#eeeeee" draw:textarea-horizontal-align="left" draw:textarea-vertical-align="middle" draw:auto-grow-height="false" fo:min-height="3.85cm" fo:min-width="62.92cm" fo:padding-top="0.55cm" fo:padding-bottom="0.55cm" fo:padding-left="0.55cm" fo:padding-right="0.55cm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49cm"/>
      <style:paragraph-properties style:writing-mode="lr-tb"/>
    </style:style>
    <style:style style:name="gr12" style:family="graphic" style:parent-style-name="standard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075cm" fo:min-width="1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6.744cm" fo:min-width="13.994cm"/>
    </style:style>
    <style:style style:name="gr16" style:family="graphic" style:parent-style-name="objectwithoutfill">
      <style:graphic-properties draw:marker-end="Arrowheads_20_9" draw:marker-end-width="0.3cm" draw:fill="none" draw:textarea-vertical-align="top" fo:padding-bottom="0.8cm"/>
      <style:paragraph-properties style:writing-mode="lr-tb"/>
    </style:style>
    <style:style style:name="gr17" style:family="graphic" style:parent-style-name="objectwithoutfill">
      <style:graphic-properties draw:marker-end="Arrowheads_20_10" draw:marker-end-width="0.3cm" draw:fill="none" draw:textarea-vertical-align="top" fo:padding-bottom="0.8cm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47cm"/>
      <style:paragraph-properties style:writing-mode="lr-tb"/>
    </style:style>
    <style:style style:name="gr20" style:family="graphic" style:parent-style-name="objectwithoutfill">
      <style:graphic-properties draw:marker-end="Arrowheads_20_13" draw:marker-end-width="0.3cm" draw:fill="none" draw:textarea-vertical-align="top" fo:padding-bottom="0.8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23" style:family="graphic" style:parent-style-name="standard">
      <style:graphic-properties draw:stroke="none" draw:fill="none" fo:min-height="0.963cm"/>
      <style:paragraph-properties style:writing-mode="lr-tb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8" draw:marker-end-width="0.3cm" draw:fill="none" draw:textarea-vertical-align="top" fo:padding-bottom="0.8cm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 draw:textarea-vertical-align="top" fo:padding-bottom="0.8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4cm"/>
      <style:paragraph-properties style:writing-mode="lr-tb"/>
    </style:style>
    <style:style style:name="gr30" style:family="graphic" style:parent-style-name="standard">
      <style:graphic-properties draw:stroke="none" draw:fill="none" fo:min-height="0.847cm"/>
      <style:paragraph-properties style:writing-mode="lr-tb"/>
    </style:style>
    <style:style style:name="gr31" style:family="graphic" style:parent-style-name="objectwithoutfill">
      <style:graphic-properties draw:marker-end="Arrowheads_20_21" draw:marker-end-width="0.3cm" draw:fill="none" draw:textarea-vertical-align="middle"/>
    </style:style>
    <style:style style:name="gr32" style:family="graphic" style:parent-style-name="standard">
      <style:graphic-properties draw:fill="none" draw:textarea-vertical-align="middle" draw:auto-grow-height="false" fo:min-height="20.366cm" fo:min-width="0.132cm" fo:wrap-option="wrap"/>
    </style:style>
    <style:style style:name="gr3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2cm"/>
      <style:paragraph-properties style:writing-mode="lr-tb"/>
    </style:style>
    <style:style style:name="gr37" style:family="graphic" style:parent-style-name="objectwithoutfill">
      <style:graphic-properties draw:marker-end="Arrowheads_20_19" draw:marker-end-width="0.3cm" draw:fill="none" draw:textarea-vertical-align="botto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4.5cm" fo:min-width="2.75cm"/>
    </style:style>
    <style:style style:name="gr39" style:family="graphic" style:parent-style-name="objectwithoutfill">
      <style:graphic-properties draw:marker-end="Arrowheads_20_22" draw:marker-end-width="0.3cm" draw:fill="none" draw:textarea-vertical-align="middle"/>
    </style:style>
    <style:style style:name="gr40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2" style:family="graphic" style:parent-style-name="objectwithoutfill">
      <style:graphic-properties draw:marker-end="Arrowheads_20_23" draw:marker-end-width="0.3cm" draw:fill="none" draw:textarea-vertical-align="middle"/>
    </style:style>
    <style:style style:name="gr43" style:family="graphic" style:parent-style-name="objectwithoutfill">
      <style:graphic-properties draw:marker-end="Arrowheads_20_24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7" style:family="graphic" style:parent-style-name="objectwithoutfill">
      <style:graphic-properties draw:marker-end="Arrowheads_20_25" draw:marker-end-width="0.3cm" draw:fill="none" draw:textarea-vertical-align="middle"/>
    </style:style>
    <style:style style:name="gr48" style:family="graphic" style:parent-style-name="objectwithoutfill">
      <style:graphic-properties draw:marker-end="Arrowheads_20_26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tyle="normal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-color="#fff5ce"/>
      <style:paragraph-properties fo:text-align="center" style:writing-mode="lr-tb"/>
      <style:text-properties fo:font-size="10pt"/>
    </style:style>
    <style:style style:name="P7" style:family="paragraph">
      <loext:graphic-properties draw:fill-color="#b4c7dc"/>
      <style:paragraph-properties fo:text-align="center" style:writing-mode="lr-tb"/>
      <style:text-properties fo:font-size="10pt"/>
    </style:style>
    <style:style style:name="P8" style:family="paragraph">
      <style:paragraph-properties fo:text-align="start" style:writing-mode="lr-tb"/>
      <style:text-properties fo:font-size="14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0pt" style:font-size-complex="10pt"/>
    </style:style>
    <style:style style:name="P10" style:family="paragraph">
      <loext:graphic-properties draw:fill-color="#eeeeee"/>
      <style:paragraph-properties fo:text-align="start" style:writing-mode="lr-tb"/>
      <style:text-properties fo:font-size="14pt" style:font-size-asian="10pt" style:font-size-complex="10pt"/>
    </style:style>
    <style:style style:name="P11" style:family="paragraph">
      <style:paragraph-properties fo:margin-left="1.5cm" fo:margin-right="0cm" fo:margin-top="0cm" fo:margin-bottom="0cm" fo:text-align="start" fo:text-indent="0cm"/>
    </style:style>
    <style:style style:name="P12" style:family="paragraph">
      <loext:graphic-properties draw:fill="none"/>
      <style:paragraph-properties fo:margin-left="1.5cm" fo:margin-right="0cm" fo:margin-top="0cm" fo:margin-bottom="0cm" fo:text-align="start" fo:text-indent="0cm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5" style:family="paragraph">
      <loext:graphic-properties draw:fill-color="#ffd7d7"/>
      <style:paragraph-properties fo:text-align="center" style:writing-mode="lr-tb"/>
      <style:text-properties fo:font-size="10pt"/>
    </style:style>
    <style:style style:name="P16" style:family="paragraph">
      <loext:graphic-properties draw:fill-color="#eeeeee"/>
      <style:paragraph-properties fo:text-align="center" style:writing-mode="lr-tb"/>
      <style:text-properties fo:font-size="10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19" style:family="paragraph">
      <loext:graphic-properties draw:fill="none"/>
      <style:paragraph-properties fo:text-align="center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2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4pt" fo:font-weight="normal" style:font-weight-asian="normal" style:font-weight-complex="normal"/>
    </style:style>
    <style:style style:name="T1" style:family="text">
      <style:text-properties fo:font-style="normal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ize="10pt"/>
    </style:style>
    <style:style style:name="T5" style:family="text">
      <style:text-properties fo:color="#ff0000" loext:opacity="100%"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0000" loext:opacity="100%" fo:font-size="14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4pt" style:font-size-asian="10pt" style:font-size-complex="10pt"/>
    </style:style>
    <style:style style:name="T8" style:family="text">
      <style:text-properties fo:font-size="14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name-asian="Noto Sans CJK SC" style:font-size-asian="10pt" style:font-style-asian="italic" style:font-weight-asian="bold" style:font-name-complex="Droid Sans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5cm" svg:height="1.25cm" svg:x="1.5cm" svg:y="1.75cm">
          <draw:text-box>
            <text:p><text:span text:style-name="T1">SEDR</text:span><text:span text:style-name="T1">A – </text:span><text:span text:style-name="T1">flujo </text:span><text:span text:style-name="T1">de </text:span><text:span text:style-name="T1">trabaj</text:span><text:span text:style-name="T1">o y </text:span><text:span text:style-name="T1">estad</text:span><text:span text:style-name="T1">os</text:span></text:p>
          </draw:text-box>
        </draw:frame>
        <draw:custom-shape draw:style-name="gr2" draw:text-style-name="P2" draw:layer="layout" svg:width="18.25cm" svg:height="7.75cm" svg:x="1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4.75cm" svg:height="1.25cm" svg:x="2cm" svg:y="6cm">
          <draw:text-box>
            <text:p><text:span text:style-name="T2">Ofici</text:span><text:span text:style-name="T2">na_A</text:span></text:p>
          </draw:text-box>
        </draw:frame>
        <draw:frame draw:style-name="gr3" draw:text-style-name="P4" draw:layer="layout" svg:width="2.72cm" svg:height="0.962cm" svg:x="5.28cm" svg:y="15.25cm">
          <draw:text-box>
            <text:p><text:span text:style-name="T3">Entrad</text:span><text:span text:style-name="T3">a</text:span></text:p>
          </draw:text-box>
        </draw:frame>
        <draw:custom-shape draw:style-name="gr4" draw:text-style-name="P6" xml:id="id3" draw:id="id3" draw:layer="layout" svg:width="2.6cm" svg:height="1.5cm" svg:x="1.5cm" svg:y="10cm">
          <text:p text:style-name="P5"><text:span text:style-name="T4">Registro Automáti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1" draw:id="id1" draw:layer="layout" svg:width="2.6cm" svg:height="1.5cm" svg:x="1.5cm" svg:y="12.5cm">
          <text:p text:style-name="P5"><text:span text:style-name="T4">Agregador </text:span><text:span text:style-name="T4">/ </text:span><text:span text:style-name="T4">Clasificado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2.35cm" svg:height="1.5cm" svg:x="6.7cm" svg:y="11.1cm">
          <text:p text:style-name="P5"><text:span text:style-name="T4">Borrador de entrada</text:span></text:p>
          <text:p text:style-name="P5"><text:span text:style-name="T4">(Draft)</text:span><text:span text:style-name="T5"> [1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2" draw:layer="layout" draw:type="line" svg:x1="4.1cm" svg:y1="13.25cm" svg:x2="6.7cm" svg:y2="11.85cm" draw:start-shape="id1" draw:start-glue-point="1" draw:end-shape="id2" draw:end-glue-point="5" svg:d="M4100 13250l2600-1400" svg:viewBox="0 0 2601 1401">
          <text:p/>
        </draw:connector>
        <draw:connector draw:style-name="gr7" draw:text-style-name="P2" draw:layer="layout" draw:type="line" svg:x1="4.1cm" svg:y1="10.75cm" svg:x2="6.7cm" svg:y2="11.85cm" draw:start-shape="id3" draw:start-glue-point="7" draw:end-shape="id2" draw:end-glue-point="5" svg:d="M4100 10750l2600 1100" svg:viewBox="0 0 2601 1101">
          <text:p/>
        </draw:connector>
        <draw:custom-shape draw:style-name="gr8" draw:text-style-name="P10" draw:layer="layout" svg:width="64.02cm" svg:height="4.95cm" svg:x="0.98cm" svg:y="23.75cm">
          <text:p text:style-name="P8"><text:span text:style-name="T6">[1]</text:span><text:span text:style-name="T7"> Es </text:span><text:span text:style-name="T7">el </text:span><text:span text:style-name="T7">registro </text:span><text:span text:style-name="T7">inicial </text:span><text:span text:style-name="T7">de un </text:span><text:span text:style-name="T7">docum</text:span><text:span text:style-name="T7">ento </text:span><text:span text:style-name="T7">con </text:span><text:span text:style-name="T7">datos </text:span><text:span text:style-name="T7">básico</text:span><text:span text:style-name="T7">s. </text:span><text:span text:style-name="T7">Puede </text:span><text:span text:style-name="T7">ser </text:span><text:span text:style-name="T7">genera</text:span><text:span text:style-name="T7">do </text:span><text:span text:style-name="T7">desde </text:span><text:span text:style-name="T7">el </text:span><text:span text:style-name="T7">Registr</text:span><text:span text:style-name="T7">o </text:span><text:span text:style-name="T7">Autom</text:span><text:span text:style-name="T7">ático o </text:span><text:span text:style-name="T7">el </text:span><text:span text:style-name="T7">Agrega</text:span><text:span text:style-name="T7">dor de </text:span><text:span text:style-name="T7">Docum</text:span><text:span text:style-name="T7">entos. </text:span><text:span text:style-name="T7">No </text:span><text:span text:style-name="T7">tiene </text:span><text:span text:style-name="T7">estado </text:span><text:span text:style-name="T7">asigna</text:span><text:span text:style-name="T7">do, por </text:span><text:span text:style-name="T7">lo que </text:span><text:span text:style-name="T7">no </text:span><text:span text:style-name="T7">puede </text:span><text:span text:style-name="T7">ser </text:span><text:span text:style-name="T7">tramita</text:span><text:span text:style-name="T7">do </text:span><text:span text:style-name="T7">hasta </text:span><text:span text:style-name="T7">que se </text:span><text:span text:style-name="T7">comple</text:span><text:span text:style-name="T7">te </text:span><text:span text:style-name="T7">todos </text:span><text:span text:style-name="T7">los </text:span><text:span text:style-name="T7">datos </text:span><text:span text:style-name="T7">requeri</text:span><text:span text:style-name="T7">dos del </text:span><text:span text:style-name="T7">docum</text:span><text:span text:style-name="T7">ento.</text:span></text:p>
          <text:p text:style-name="P8"><text:span text:style-name="T6">[2]</text:span><text:span text:style-name="T7"> Es </text:span><text:span text:style-name="T7">el </text:span><text:span text:style-name="T7">docum</text:span><text:span text:style-name="T7">ento de </text:span><text:span text:style-name="T7">entrada </text:span><text:span text:style-name="T7">oficial. </text:span><text:span text:style-name="T7">Luego </text:span><text:span text:style-name="T7">de la </text:span><text:span text:style-name="T7">edición </text:span><text:span text:style-name="T7">del </text:span><text:span text:style-name="T7">docum</text:span><text:span text:style-name="T7">ento, </text:span><text:span text:style-name="T7">se </text:span><text:span text:style-name="T7">genera </text:span><text:span text:style-name="T7">el </text:span><text:span text:style-name="T7">estado </text:span><text:span text:style-name="T7">[</text:span><text:span text:style-name="T8">Ingres</text:span><text:span text:style-name="T8">ado</text:span><text:span text:style-name="T7">] </text:span><text:span text:style-name="T7">que </text:span><text:span text:style-name="T7">automá</text:span><text:span text:style-name="T7">ticame</text:span><text:span text:style-name="T7">nte </text:span><text:span text:style-name="T7">coloca </text:span><text:span text:style-name="T7">al </text:span><text:span text:style-name="T7">docum</text:span><text:span text:style-name="T7">ento en </text:span><text:span text:style-name="T7">los </text:span><text:span text:style-name="T7">[</text:span><text:span text:style-name="T8">Pendi</text:span><text:span text:style-name="T8">entes </text:span><text:span text:style-name="T8">de </text:span><text:span text:style-name="T8">Tramit</text:span><text:span text:style-name="T8">ación</text:span><text:span text:style-name="T7">]</text:span></text:p>
          <text:p text:style-name="P8"><text:span text:style-name="T6">[3]</text:span><text:span text:style-name="T7"> El </text:span><text:span text:style-name="T7">docum</text:span><text:span text:style-name="T7">ento ha </text:span><text:span text:style-name="T7">sido </text:span><text:span text:style-name="T7">derivad</text:span><text:span text:style-name="T7">o a una </text:span><text:span text:style-name="T7">o más </text:span><text:span text:style-name="T7">depend</text:span><text:span text:style-name="T7">encias. </text:span><text:span text:style-name="T7">El </text:span><text:span text:style-name="T7">docum</text:span><text:span text:style-name="T7">ento </text:span><text:span text:style-name="T7">queda </text:span><text:span text:style-name="T7">en </text:span><text:span text:style-name="T7">estado </text:span><text:span text:style-name="T7">[</text:span><text:span text:style-name="T8">Deriva</text:span><text:span text:style-name="T8">do</text:span><text:span text:style-name="T7">] en </text:span><text:span text:style-name="T7">la </text:span><text:span text:style-name="T7">oficina </text:span><text:span text:style-name="T7">remiten</text:span><text:span text:style-name="T7">te.</text:span></text:p>
          <text:p text:style-name="P9"><text:span text:style-name="T9">[4]</text:span><text:span text:style-name="T10"> </text:span><text:span text:style-name="T7">El </text:span><text:span text:style-name="T7">docum</text:span><text:span text:style-name="T7">ento </text:span><text:span text:style-name="T7">queda </text:span><text:span text:style-name="T7">en </text:span><text:span text:style-name="T7">estado </text:span><text:span text:style-name="T7">[</text:span><text:span text:style-name="T8">Pendi</text:span><text:span text:style-name="T8">ente</text:span><text:span text:style-name="T7">] </text:span><text:span text:style-name="T7">en la </text:span><text:span text:style-name="T7">oficina </text:span><text:span text:style-name="T7">recepto</text:span><text:span text:style-name="T7">ra.</text:span></text:p>
          <text:p text:style-name="P9"><text:span text:style-name="T6">[5]</text:span><text:span text:style-name="T7"> El </text:span><text:span text:style-name="T7">docum</text:span><text:span text:style-name="T7">ento </text:span><text:span text:style-name="T7">pasa a </text:span><text:span text:style-name="T7">estado </text:span><text:span text:style-name="T7">[</text:span><text:span text:style-name="T8">Recibi</text:span><text:span text:style-name="T8">do</text:span><text:span text:style-name="T7">] </text:span><text:span text:style-name="T7">cuando </text:span><text:span text:style-name="T7">el </text:span><text:span text:style-name="T7">usuario </text:span><text:span text:style-name="T7">confirm</text:span><text:span text:style-name="T7">a la </text:span><text:span text:style-name="T7">recepci</text:span><text:span text:style-name="T7">ón.</text:span></text:p>
          <text:p text:style-name="P9"><text:span text:style-name="T6">[6]</text:span><text:span text:style-name="T7"> El </text:span><text:span text:style-name="T7">docum</text:span><text:span text:style-name="T7">ento </text:span><text:span text:style-name="T7">confirm</text:span><text:span text:style-name="T7">ado en </text:span><text:span text:style-name="T7">una </text:span><text:span text:style-name="T7">depend</text:span><text:span text:style-name="T7">encia </text:span><text:span text:style-name="T7">pasa a </text:span><text:span text:style-name="T7">[</text:span><text:span text:style-name="T8">Deriva</text:span><text:span text:style-name="T8">do</text:span><text:span text:style-name="T7">] </text:span><text:span text:style-name="T7">cuando </text:span><text:span text:style-name="T7">nueva</text:span><text:span text:style-name="T7">mente </text:span><text:span text:style-name="T7">es </text:span><text:span text:style-name="T7">remitid</text:span><text:span text:style-name="T7">o a </text:span><text:span text:style-name="T7">otras </text:span><text:span text:style-name="T7">depend</text:span><text:span text:style-name="T7">encias.</text:span></text:p>
          <text:p text:style-name="P9"><text:span text:style-name="T6">[7]</text:span><text:span text:style-name="T7"> El </text:span><text:span text:style-name="T7">docum</text:span><text:span text:style-name="T7">ento en </text:span><text:span text:style-name="T7">[</text:span><text:span text:style-name="T8">Pendi</text:span><text:span text:style-name="T8">ente</text:span><text:span text:style-name="T7">] </text:span><text:span text:style-name="T7">pasa a </text:span><text:span text:style-name="T7">[</text:span><text:span text:style-name="T8">Recha</text:span><text:span text:style-name="T8">zado</text:span><text:span text:style-name="T7">] </text:span><text:span text:style-name="T7">cuando </text:span><text:span text:style-name="T7">el </text:span><text:span text:style-name="T7">usuario </text:span><text:span text:style-name="T7">no </text:span><text:span text:style-name="T7">confirm</text:span><text:span text:style-name="T7">a la </text:span><text:span text:style-name="T7">recepci</text:span><text:span text:style-name="T7">ón y </text:span><text:span text:style-name="T7">realiza </text:span><text:span text:style-name="T7">una </text:span><text:span text:style-name="T7">devolu</text:span><text:span text:style-name="T7">ción </text:span><text:span text:style-name="T7">del </text:span><text:span text:style-name="T7">docum</text:span><text:span text:style-name="T7">ento a </text:span><text:span text:style-name="T7">la </text:span><text:span text:style-name="T7">depend</text:span><text:span text:style-name="T7">encia </text:span><text:span text:style-name="T7">emisor</text:span><text:span text:style-name="T7">a.</text:span></text:p>
          <text:p text:style-name="P9"><text:span text:style-name="T6">[8]</text:span><text:span text:style-name="T7"> </text:span><text:span text:style-name="T7">Todos </text:span><text:span text:style-name="T7">los </text:span><text:span text:style-name="T7">trámite</text:span><text:span text:style-name="T7">s de un </text:span><text:span text:style-name="T7">docum</text:span><text:span text:style-name="T7">ento </text:span><text:span text:style-name="T7">pasan </text:span><text:span text:style-name="T7">al </text:span><text:span text:style-name="T7">estado </text:span><text:span text:style-name="T7">[</text:span><text:span text:style-name="T8">Archiv</text:span><text:span text:style-name="T8">ado</text:span><text:span text:style-name="T7">] </text:span><text:span text:style-name="T7">cuando </text:span><text:span text:style-name="T7">se </text:span><text:span text:style-name="T7">realiza </text:span><text:span text:style-name="T7">el </text:span><text:span text:style-name="T7">proces</text:span><text:span text:style-name="T7">o de </text:span><text:span text:style-name="T7">Archiva</text:span><text:span text:style-name="T7">r-</text:span><text:span text:style-name="T7">Docum</text:span><text:span text:style-name="T7">ento </text:span><text:span text:style-name="T7">(agreg</text:span><text:span text:style-name="T7">ando </text:span><text:span text:style-name="T7">todos </text:span><text:span text:style-name="T7">los </text:span><text:span text:style-name="T7">adjunto</text:span><text:span text:style-name="T7">s </text:span><text:span text:style-name="T7">necesa</text:span><text:span text:style-name="T7">rios), </text:span><text:span text:style-name="T7">ya sea </text:span><text:span text:style-name="T7">con o </text:span><text:span text:style-name="T7">sin </text:span><text:span text:style-name="T7">Nota/S</text:span><text:span text:style-name="T7">TR.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line" svg:x1="7.875cm" svg:y1="11.1cm" svg:x2="7.875cm" svg:y2="9.25cm" draw:start-shape="id2" draw:start-glue-point="4" draw:end-shape="id4" draw:end-glue-point="6" svg:d="M7875 11100v-1850" svg:viewBox="0 0 1 1851">
          <text:p text:style-name="P11"><text:span text:style-name="T11">E</text:span><text:span text:style-name="T11">d</text:span><text:span text:style-name="T11">i</text:span><text:span text:style-name="T11">t</text:span></text:p>
        </draw:connector>
        <draw:custom-shape draw:style-name="gr5" draw:text-style-name="P7" xml:id="id4" draw:id="id4" draw:layer="layout" svg:width="2.35cm" svg:height="1.5cm" svg:x="6.7cm" svg:y="7.75cm">
          <text:p text:style-name="P5"><text:span text:style-name="T4">Documento de Entrada </text:span><text:span text:style-name="T5">[2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2" draw:layer="layout" svg:x1="10.55cm" svg:y1="7.5cm" svg:x2="10.55cm" svg:y2="14.75cm">
          <text:p/>
        </draw:line>
        <draw:frame draw:style-name="gr11" draw:text-style-name="P14" draw:layer="layout" svg:width="4.549cm" svg:height="2.384cm" svg:x="10.75cm" svg:y="15.25cm">
          <draw:text-box>
            <text:p text:style-name="P13"><text:span text:style-name="T3">Pendie</text:span><text:span text:style-name="T3">ntes de</text:span></text:p>
            <text:p text:style-name="P13"><text:span text:style-name="T3">Tramita</text:span><text:span text:style-name="T3">ción</text:span></text:p>
            <text:p text:style-name="P13"><text:span text:style-name="T12">[Ingres</text:span><text:span text:style-name="T12">ado]</text:span></text:p>
          </draw:text-box>
        </draw:frame>
        <draw:custom-shape draw:style-name="gr12" draw:text-style-name="P15" xml:id="id6" draw:id="id6" draw:layer="layout" svg:width="2.25cm" svg:height="1.5cm" svg:x="11.8cm" svg:y="7.75cm">
          <text:p text:style-name="P5"><text:span text:style-name="T4">T1: Exp.: xx/yyy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11.8cm" svg:y="11.2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11.8cm" svg:y="13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7" draw:layer="layout" svg:width="1.035cm" svg:height="0.962cm" svg:x="12.3cm" svg:y="10cm">
          <draw:text-box>
            <text:p text:style-name="P13">...</text:p>
          </draw:text-box>
        </draw:frame>
        <draw:custom-shape draw:style-name="gr15" draw:text-style-name="P2" draw:layer="layout" svg:width="15.25cm" svg:height="7.75cm" svg:x="21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4.75cm" svg:height="1.25cm" svg:x="21.75cm" svg:y="1.25cm">
          <draw:text-box>
            <text:p><text:span text:style-name="T2">Ofici</text:span><text:span text:style-name="T2">na_B</text:span></text:p>
          </draw:text-box>
        </draw:frame>
        <draw:line draw:style-name="gr10" draw:text-style-name="P2" draw:layer="layout" svg:x1="25.85cm" svg:y1="2.75cm" svg:x2="25.85cm" svg:y2="10cm">
          <text:p/>
        </draw:line>
        <draw:custom-shape draw:style-name="gr12" draw:text-style-name="P15" xml:id="id8" draw:id="id8" draw:layer="layout" svg:width="2.25cm" svg:height="1.5cm" svg:x="21.75cm" svg:y="3cm">
          <text:p text:style-name="P18"><text:span text:style-name="T4">T2: Exp.: xx/yyyy </text:span><text:span text:style-name="T5">[4</text:span><text:span text:style-name="T4">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21.75cm" svg:y="6.2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21.75cm" svg:y="8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7" draw:layer="layout" svg:width="1.035cm" svg:height="0.962cm" svg:x="22.25cm" svg:y="5cm">
          <draw:text-box>
            <text:p text:style-name="P13">...</text:p>
          </draw:text-box>
        </draw:frame>
        <draw:custom-shape draw:style-name="gr4" draw:text-style-name="P6" xml:id="id5" draw:id="id5" draw:layer="layout" svg:width="2.6cm" svg:height="1.5cm" svg:x="1.5cm" svg:y="7.75cm">
          <text:p text:style-name="P5"><text:span text:style-name="T4">Alta de Documen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9" draw:layer="layout" draw:type="line" svg:x1="4.1cm" svg:y1="8.5cm" svg:x2="6.7cm" svg:y2="8.5cm" draw:start-shape="id5" draw:start-glue-point="7" draw:end-shape="id4" draw:end-glue-point="5" svg:d="M4100 8500h2600" svg:viewBox="0 0 2601 1">
          <text:p text:style-name="P13"><text:span text:style-name="T11">Nuevo</text:span></text:p>
        </draw:connector>
        <draw:connector draw:style-name="gr17" draw:text-style-name="P19" draw:layer="layout" draw:type="line" svg:x1="9.05cm" svg:y1="8.5cm" svg:x2="11.8cm" svg:y2="8.5cm" draw:start-shape="id4" draw:start-glue-point="7" draw:end-shape="id6" draw:end-glue-point="5" svg:d="M9050 8500h2750" svg:viewBox="0 0 2751 1">
          <text:p text:style-name="P13"><text:span text:style-name="T11">Guard</text:span><text:span text:style-name="T11">ar</text:span></text:p>
        </draw:connector>
        <draw:connector draw:style-name="gr18" draw:text-style-name="P2" draw:layer="layout" draw:type="line" svg:x1="18.75cm" svg:y1="8.5cm" svg:x2="21.75cm" svg:y2="3.75cm" draw:start-shape="id7" draw:start-glue-point="7" draw:end-shape="id8" draw:end-glue-point="5" svg:d="M18750 8500l3000-4750" svg:viewBox="0 0 3001 4751">
          <text:p/>
        </draw:connector>
        <draw:line draw:style-name="gr10" draw:text-style-name="P2" draw:layer="layout" svg:x1="15.3cm" svg:y1="7.5cm" svg:x2="15.3cm" svg:y2="14.75cm">
          <text:p/>
        </draw:line>
        <draw:custom-shape draw:style-name="gr12" draw:text-style-name="P15" xml:id="id7" draw:id="id7" draw:layer="layout" svg:width="2.25cm" svg:height="1.5cm" svg:x="16.5cm" svg:y="7.75cm">
          <text:p text:style-name="P5"><text:span text:style-name="T4">T1: Exp.: xx/yyyy </text:span><text:span text:style-name="T5">[3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4" draw:layer="layout" svg:width="3.647cm" svg:height="1.673cm" svg:x="15.951cm" svg:y="15.25cm">
          <draw:text-box>
            <text:p text:style-name="P13"><text:span text:style-name="T3">Tramita</text:span><text:span text:style-name="T3">dos</text:span></text:p>
            <text:p text:style-name="P13"><text:span text:style-name="T12">[Deriva</text:span><text:span text:style-name="T12">do]</text:span></text:p>
          </draw:text-box>
        </draw:frame>
        <draw:connector draw:style-name="gr20" draw:text-style-name="P19" draw:layer="layout" draw:type="line" svg:x1="14.05cm" svg:y1="8.5cm" svg:x2="16.5cm" svg:y2="8.5cm" draw:start-shape="id6" draw:start-glue-point="7" draw:end-shape="id7" draw:end-glue-point="5" svg:d="M14050 8500h2450" svg:viewBox="0 0 2451 1">
          <text:p text:style-name="P13"><text:span text:style-name="T11">Derivar</text:span></text:p>
        </draw:connector>
        <draw:frame draw:style-name="gr11" draw:text-style-name="P14" draw:layer="layout" svg:width="4.549cm" svg:height="2.384cm" svg:x="20.951cm" svg:y="10.166cm">
          <draw:text-box>
            <text:p text:style-name="P13"><text:span text:style-name="T3">Pendie</text:span><text:span text:style-name="T3">ntes de</text:span></text:p>
            <text:p text:style-name="P13"><text:span text:style-name="T3">Confir</text:span><text:span text:style-name="T3">mación</text:span></text:p>
            <text:p text:style-name="P13"><text:span text:style-name="T12">[Pendi</text:span><text:span text:style-name="T12">ente]</text:span></text:p>
          </draw:text-box>
        </draw:frame>
        <draw:line draw:style-name="gr10" draw:text-style-name="P2" draw:layer="layout" svg:x1="31.25cm" svg:y1="2.75cm" svg:x2="31.25cm" svg:y2="10cm">
          <text:p/>
        </draw:line>
        <draw:custom-shape draw:style-name="gr21" draw:text-style-name="P20" xml:id="id11" draw:id="id11" draw:layer="layout" svg:width="2.25cm" svg:height="1.5cm" svg:x="27.25cm" svg:y="3cm">
          <text:p text:style-name="P18"><text:span text:style-name="T4">T2: Exp.: xx/yyyy </text:span><text:span text:style-name="T5">[5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4" draw:layer="layout" svg:width="4.549cm" svg:height="2.384cm" svg:x="26.302cm" svg:y="10.166cm">
          <draw:text-box>
            <text:p text:style-name="P13"><text:span text:style-name="T3">Pendie</text:span><text:span text:style-name="T3">ntes de</text:span></text:p>
            <text:p text:style-name="P13"><text:span text:style-name="T3">Tramita</text:span><text:span text:style-name="T3">ción</text:span></text:p>
            <text:p text:style-name="P13"><text:span text:style-name="T12">[Recibi</text:span><text:span text:style-name="T12">do]</text:span></text:p>
          </draw:text-box>
        </draw:frame>
        <draw:custom-shape draw:style-name="gr22" draw:text-style-name="P20" xml:id="id9" draw:id="id9" draw:layer="layout" svg:width="2.25cm" svg:height="1.5cm" svg:x="32.75cm" svg:y="3cm">
          <text:p text:style-name="P18"><text:span text:style-name="T4">T2: Exp.: xx/yyyy </text:span><text:span text:style-name="T5">[6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4" draw:layer="layout" svg:width="3.647cm" svg:height="1.673cm" svg:x="32.103cm" svg:y="10.166cm">
          <draw:text-box>
            <text:p text:style-name="P13"><text:span text:style-name="T3">Tramita</text:span><text:span text:style-name="T3">dos</text:span></text:p>
            <text:p text:style-name="P13"><text:span text:style-name="T12">[Deriva</text:span><text:span text:style-name="T12">do]</text:span></text:p>
          </draw:text-box>
        </draw:frame>
        <draw:frame draw:style-name="gr23" draw:text-style-name="P21" xml:id="id10" draw:id="id10" draw:layer="layout" svg:width="3.695cm" svg:height="1.213cm" svg:x="37.25cm" svg:y="3.187cm">
          <draw:text-box>
            <text:p><text:span text:style-name="T2">Ofici</text:span><text:span text:style-name="T2">na_X</text:span></text:p>
          </draw:text-box>
        </draw:frame>
        <draw:connector draw:style-name="gr24" draw:text-style-name="P2" draw:layer="layout" draw:type="line" svg:x1="35cm" svg:y1="3.75cm" svg:x2="37.25cm" svg:y2="3.793cm" draw:start-shape="id9" draw:start-glue-point="7" draw:end-shape="id10" svg:d="M35000 3750l2250 43" svg:viewBox="0 0 2251 44">
          <text:p/>
        </draw:connector>
        <draw:connector draw:style-name="gr25" draw:text-style-name="P19" draw:layer="layout" draw:type="line" svg:x1="29.5cm" svg:y1="3.75cm" svg:x2="32.75cm" svg:y2="3.75cm" draw:start-shape="id11" draw:start-glue-point="7" draw:end-shape="id9" draw:end-glue-point="5" svg:d="M29500 3750h3250" svg:viewBox="0 0 3251 1">
          <text:p text:style-name="P13"><text:span text:style-name="T11">Derivar</text:span></text:p>
        </draw:connector>
        <draw:connector draw:style-name="gr26" draw:text-style-name="P19" draw:layer="layout" draw:type="line" svg:x1="24cm" svg:y1="3.75cm" svg:x2="27.25cm" svg:y2="3.75cm" draw:start-shape="id8" draw:start-glue-point="7" draw:end-shape="id11" draw:end-glue-point="5" svg:d="M24000 3750h3250" svg:viewBox="0 0 3251 1">
          <text:p text:style-name="P13"><text:span text:style-name="T11">Confirmar</text:span></text:p>
        </draw:connector>
        <draw:custom-shape draw:style-name="gr15" draw:text-style-name="P2" draw:layer="layout" svg:width="15.25cm" svg:height="7.75cm" svg:x="21.049cm" svg:y="13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4.75cm" svg:height="1.25cm" svg:x="22cm" svg:y="12.5cm">
          <draw:text-box>
            <text:p><text:span text:style-name="T2">Oficina_C</text:span></text:p>
          </draw:text-box>
        </draw:frame>
        <draw:line draw:style-name="gr10" draw:text-style-name="P2" draw:layer="layout" svg:x1="25.899cm" svg:y1="13.866cm" svg:x2="25.899cm" svg:y2="21.116cm">
          <text:p/>
        </draw:line>
        <draw:custom-shape draw:style-name="gr27" draw:text-style-name="P20" xml:id="id14" draw:id="id14" draw:layer="layout" svg:width="2.25cm" svg:height="1.5cm" svg:x="21.799cm" svg:y="14.116cm">
          <text:p text:style-name="P18"><text:span text:style-name="T4">T3: Exp.: xx/yyyy </text:span><text:span text:style-name="T5">[4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21.799cm" svg:y="17.366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21.799cm" svg:y="19.116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7" draw:layer="layout" svg:width="1.035cm" svg:height="0.962cm" svg:x="22.299cm" svg:y="16.116cm">
          <draw:text-box>
            <text:p text:style-name="P13">...</text:p>
          </draw:text-box>
        </draw:frame>
        <draw:frame draw:style-name="gr11" draw:text-style-name="P14" draw:layer="layout" svg:width="4.549cm" svg:height="2.384cm" svg:x="21cm" svg:y="21.282cm">
          <draw:text-box>
            <text:p text:style-name="P13"><text:span text:style-name="T3">Pendientes de</text:span></text:p>
            <text:p text:style-name="P13"><text:span text:style-name="T3">Confirmación</text:span></text:p>
            <text:p text:style-name="P13"><text:span text:style-name="T12">[Pendiente]</text:span></text:p>
          </draw:text-box>
        </draw:frame>
        <draw:line draw:style-name="gr10" draw:text-style-name="P2" draw:layer="layout" svg:x1="31.299cm" svg:y1="13.866cm" svg:x2="31.299cm" svg:y2="21.116cm">
          <text:p/>
        </draw:line>
        <draw:frame draw:style-name="gr11" draw:text-style-name="P14" draw:layer="layout" svg:width="4.549cm" svg:height="2.384cm" svg:x="26.351cm" svg:y="21.282cm">
          <draw:text-box>
            <text:p text:style-name="P13"><text:span text:style-name="T3">Pendientes de</text:span></text:p>
            <text:p text:style-name="P13"><text:span text:style-name="T3">Tramitación</text:span></text:p>
            <text:p text:style-name="P13"><text:span text:style-name="T12">[Recibido]</text:span></text:p>
          </draw:text-box>
        </draw:frame>
        <draw:custom-shape draw:style-name="gr28" draw:text-style-name="P20" xml:id="id12" draw:id="id12" draw:layer="layout" svg:width="2.25cm" svg:height="1.5cm" svg:x="32.799cm" svg:y="14.116cm">
          <text:p text:style-name="P18"><text:span text:style-name="T4">T3: Exp.: xx/yyyy </text:span><text:span text:style-name="T5">[7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9" draw:text-style-name="P14" draw:layer="layout" svg:width="4.274cm" svg:height="1.673cm" svg:x="32.152cm" svg:y="21.282cm">
          <draw:text-box>
            <text:p text:style-name="P13"><text:span text:style-name="T3">Tramitados</text:span></text:p>
            <text:p text:style-name="P13"><text:span text:style-name="T12">[Rechazado]</text:span></text:p>
          </draw:text-box>
        </draw:frame>
        <draw:frame draw:style-name="gr30" draw:text-style-name="P21" xml:id="id13" draw:id="id13" draw:layer="layout" svg:width="3.695cm" svg:height="1.097cm" svg:x="37.305cm" svg:y="14.303cm">
          <draw:text-box>
            <text:p><text:span text:style-name="T2">Oficina</text:span><text:span text:style-name="T2">_A</text:span></text:p>
          </draw:text-box>
        </draw:frame>
        <draw:connector draw:style-name="gr24" draw:text-style-name="P2" draw:layer="layout" draw:type="line" svg:x1="35.049cm" svg:y1="14.866cm" svg:x2="37.305cm" svg:y2="14.851cm" draw:start-shape="id12" draw:start-glue-point="7" draw:end-shape="id13" svg:d="M35049 14866l2256-15" svg:viewBox="0 0 2257 16">
          <text:p/>
        </draw:connector>
        <draw:connector draw:style-name="gr26" draw:text-style-name="P19" draw:layer="layout" draw:type="line" svg:x1="24.049cm" svg:y1="14.866cm" svg:x2="32.799cm" svg:y2="14.866cm" draw:start-shape="id14" draw:start-glue-point="7" draw:end-shape="id12" draw:end-glue-point="5" svg:d="M24049 14866h8750" svg:viewBox="0 0 8751 1">
          <text:p text:style-name="P13"><text:span text:style-name="T11">Rechazar</text:span></text:p>
        </draw:connector>
        <draw:connector draw:style-name="gr31" draw:text-style-name="P2" draw:layer="layout" draw:type="line" svg:x1="18.75cm" svg:y1="8.5cm" svg:x2="21.799cm" svg:y2="14.866cm" draw:start-shape="id7" draw:start-glue-point="7" draw:end-shape="id14" draw:end-glue-point="5" svg:d="M18750 8500l3049 6366" svg:viewBox="0 0 3050 6367">
          <text:p/>
        </draw:connector>
        <draw:custom-shape draw:style-name="gr32" draw:text-style-name="P2" draw:layer="layout" svg:width="1.75cm" svg:height="21.75cm" svg:x="42.5cm" svg:y="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2" draw:layer="layout" svg:width="15.25cm" svg:height="7.75cm" svg:x="45.873cm" svg:y="8.8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" draw:layer="layout" svg:width="17.926cm" svg:height="1cm" svg:x="46.824cm" svg:y="8cm">
          <draw:text-box>
            <text:p><text:span text:style-name="T2">Archivo (</text:span><text:span text:style-name="T13">o </text:span><text:span text:style-name="T13">rol con </text:span><text:span text:style-name="T13">acceso al </text:span><text:span text:style-name="T13">módulo </text:span><text:span text:style-name="T13">Archivar </text:span><text:span text:style-name="T13">Documento</text:span><text:span text:style-name="T2">)</text:span></text:p>
          </draw:text-box>
        </draw:frame>
        <draw:line draw:style-name="gr10" draw:text-style-name="P2" draw:layer="layout" svg:x1="50.723cm" svg:y1="9.116cm" svg:x2="50.723cm" svg:y2="16.366cm">
          <text:p/>
        </draw:line>
        <draw:custom-shape draw:style-name="gr34" draw:text-style-name="P20" xml:id="id15" draw:id="id15" draw:layer="layout" svg:width="2.25cm" svg:height="1.5cm" svg:x="46.75cm" svg:y="9.75cm">
          <text:p text:style-name="P18"><text:span text:style-name="T4">T1 Exp.: xx/yyy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5" draw:text-style-name="P22" draw:layer="layout" svg:width="5.612cm" svg:height="2.384cm" svg:x="45.638cm" svg:y="16.827cm">
          <draw:text-box>
            <text:p text:style-name="P13"><text:span text:style-name="T14">Todos los trámites [T1, T2... Tn]</text:span><text:span text:style-name="T14"><text:line-break/></text:span><text:span text:style-name="T14">del </text:span><text:span text:style-name="T12">Exp: xx/yyyy</text:span></text:p>
          </draw:text-box>
        </draw:frame>
        <draw:line draw:style-name="gr10" draw:text-style-name="P2" draw:layer="layout" svg:x1="56.123cm" svg:y1="9.116cm" svg:x2="56.123cm" svg:y2="16.366cm">
          <text:p/>
        </draw:line>
        <draw:frame draw:style-name="gr36" draw:text-style-name="P14" draw:layer="layout" svg:width="4.122cm" svg:height="1.673cm" svg:x="56.976cm" svg:y="16.732cm">
          <draw:text-box>
            <text:p text:style-name="P13"><text:span text:style-name="T3">Tramitados</text:span></text:p>
            <text:p text:style-name="P13"><text:span text:style-name="T12">[Archivado]</text:span></text:p>
          </draw:text-box>
        </draw:frame>
        <draw:connector draw:style-name="gr37" draw:text-style-name="P19" draw:layer="layout" draw:type="line" svg:x1="49cm" svg:y1="10.5cm" svg:x2="52cm" svg:y2="12.625cm" draw:start-shape="id15" draw:start-glue-point="7" draw:end-shape="id16" draw:end-glue-point="5" svg:d="M49000 10500l3000 2125" svg:viewBox="0 0 3001 2126">
          <text:p text:style-name="P13"><text:span text:style-name="T11">Archivar</text:span></text:p>
        </draw:connector>
        <draw:g xml:id="id17" draw:id="id17">
          <draw:custom-shape draw:style-name="gr13" draw:text-style-name="P16" draw:layer="layout" svg:width="2.25cm" svg:height="1.5cm" svg:x="52.5cm" svg:y="11cm">
            <text:p text:style-name="P5"><text:span text:style-name="T4">Con Nota/STR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16" draw:layer="layout" svg:width="2.25cm" svg:height="1.5cm" svg:x="52.5cm" svg:y="12.75cm">
            <text:p text:style-name="P5"><text:span text:style-name="T4">Sin Nota/STR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8" draw:text-style-name="P2" xml:id="id16" draw:id="id16" draw:layer="layout" svg:width="3.25cm" svg:height="4.75cm" svg:x="52cm" svg:y="10.2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39" draw:text-style-name="P2" draw:layer="layout" draw:type="line" svg:x1="55.25cm" svg:y1="12.625cm" svg:x2="57.623cm" svg:y2="10.116cm" draw:start-shape="id17" draw:start-glue-point="1" svg:d="M55250 12625l2373-2509" svg:viewBox="0 0 2374 2510">
          <text:p/>
        </draw:connector>
        <draw:custom-shape draw:style-name="gr40" draw:text-style-name="P20" xml:id="id18" draw:id="id18" draw:layer="layout" svg:width="2.25cm" svg:height="1.5cm" svg:x="46.75cm" svg:y="11.942cm">
          <text:p text:style-name="P18"><text:span text:style-name="T4">T2 Exp.: xx/yyy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20" xml:id="id19" draw:id="id19" draw:layer="layout" svg:width="2.25cm" svg:height="1.5cm" svg:x="46.75cm" svg:y="14.134cm">
          <text:p text:style-name="P18"><text:span text:style-name="T4">T3 Exp.: xx/yyy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2" draw:text-style-name="P2" draw:layer="layout" draw:type="line" svg:x1="49cm" svg:y1="12.692cm" svg:x2="52cm" svg:y2="12.625cm" draw:start-shape="id18" draw:start-glue-point="7" draw:end-shape="id17" draw:end-glue-point="3" svg:d="M49000 12692l3000-67" svg:viewBox="0 0 3001 68">
          <text:p/>
        </draw:connector>
        <draw:connector draw:style-name="gr43" draw:text-style-name="P2" draw:layer="layout" draw:type="line" svg:x1="49cm" svg:y1="14.884cm" svg:x2="52cm" svg:y2="12.625cm" draw:start-shape="id19" draw:start-glue-point="7" draw:end-shape="id17" draw:end-glue-point="3" svg:d="M49000 14884l3000-2259" svg:viewBox="0 0 3001 2260">
          <text:p/>
        </draw:connector>
        <draw:custom-shape draw:style-name="gr44" draw:text-style-name="P20" draw:layer="layout" svg:width="2.25cm" svg:height="1.5cm" svg:x="57.75cm" svg:y="9.716cm">
          <text:p text:style-name="P18"><text:span text:style-name="T4">T1 Exp.: xx/yyyy </text:span><text:span text:style-name="T5">[8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5" draw:text-style-name="P20" xml:id="id20" draw:id="id20" draw:layer="layout" svg:width="2.25cm" svg:height="1.5cm" svg:x="57.75cm" svg:y="11.908cm">
          <text:p text:style-name="P18"><text:span text:style-name="T4">T2 Exp.: xx/yyyy </text:span><text:span text:style-name="T5">[8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0" xml:id="id21" draw:id="id21" draw:layer="layout" svg:width="2.25cm" svg:height="1.5cm" svg:x="57.75cm" svg:y="14.1cm">
          <text:p text:style-name="P18"><text:span text:style-name="T4">T3 Exp.: xx/yyyy </text:span><text:span text:style-name="T5">[8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7" draw:text-style-name="P2" draw:layer="layout" draw:type="line" svg:x1="55.25cm" svg:y1="12.625cm" svg:x2="57.75cm" svg:y2="12.658cm" draw:start-shape="id17" draw:start-glue-point="1" draw:end-shape="id20" draw:end-glue-point="5" svg:d="M55250 12625l2500 33" svg:viewBox="0 0 2501 34">
          <text:p/>
        </draw:connector>
        <draw:connector draw:style-name="gr48" draw:text-style-name="P2" draw:layer="layout" draw:type="line" svg:x1="55.25cm" svg:y1="12.625cm" svg:x2="57.75cm" svg:y2="14.85cm" draw:start-shape="id17" draw:start-glue-point="1" draw:end-shape="id21" draw:end-glue-point="5" svg:d="M55250 12625l2500 2225" svg:viewBox="0 0 2501 22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PY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6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4T11:24:35.489132079</meta:creation-date>
    <dc:date>2022-07-06T12:10:09.355403238</dc:date>
    <meta:editing-duration>PT3H23M8S</meta:editing-duration>
    <meta:editing-cycles>51</meta:editing-cycles>
    <meta:generator>LibreOffice/7.3.4.2$Linux_X86_64 LibreOffice_project/30$Build-2</meta:generator>
    <meta:document-statistic meta:object-count="82"/>
  </office:meta>
</office:document-meta>
</file>